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fo:text-align="center"/>
      <style:text-properties fo:font-size="16pt" style:font-size-asian="16pt" style:font-size-complex="16pt"/>
    </style:style>
    <style:style style:name="T2" style:parent-style-name="SourceText" style:family="text">
      <style:text-properties style:font-name="Aptos"/>
    </style:style>
    <style:style style:name="P3" style:parent-style-name="Sansinterligne" style:family="paragraph">
      <style:text-properties style:font-name="Courier New" style:font-name-asian="Times New Roman" style:font-name-complex="Courier New" fo:color="#000000" style:letter-kerning="false" fo:font-size="10pt" style:font-size-asian="10pt" style:font-size-complex="10pt" style:language-asian="fr" style:country-asian="FR"/>
    </style:style>
    <style:style style:name="P4" style:parent-style-name="Sansinterligne" style:family="paragraph">
      <style:text-properties style:font-name="Courier New" style:font-name-asian="Times New Roman" style:font-name-complex="Courier New" fo:color="#000000" style:letter-kerning="false" fo:font-size="10pt" style:font-size-asian="10pt" style:font-size-complex="10pt" fo:language="en" fo:country="GB" style:language-asian="fr" style:country-asian="FR"/>
    </style:style>
    <style:style style:name="P5" style:parent-style-name="Sansinterligne" style:family="paragraph">
      <style:text-properties style:font-name="Courier New" style:font-name-asian="Times New Roman" style:font-name-complex="Courier New" fo:color="#000000" style:letter-kerning="false" fo:font-size="10pt" style:font-size-asian="10pt" style:font-size-complex="10pt" fo:language="en" fo:country="GB" style:language-asian="fr" style:country-asian="FR"/>
    </style:style>
    <style:style style:name="P6" style:parent-style-name="Sansinterligne" style:family="paragraph">
      <style:text-properties style:font-name="Courier New" style:font-name-asian="Times New Roman" style:font-name-complex="Courier New" fo:color="#000000" style:letter-kerning="false" fo:font-size="10pt" style:font-size-asian="10pt" style:font-size-complex="10pt" fo:language="en" fo:country="GB" style:language-asian="fr" style:country-asian="FR"/>
    </style:style>
    <style:style style:name="P7" style:parent-style-name="Sansinterligne" style:family="paragraph">
      <style:text-properties style:font-name="Courier New" style:font-name-asian="Times New Roman" style:font-name-complex="Courier New" fo:color="#000000" style:letter-kerning="false" fo:font-size="10pt" style:font-size-asian="10pt" style:font-size-complex="10pt" fo:language="en" fo:country="GB" style:language-asian="fr" style:country-asian="FR"/>
    </style:style>
    <style:style style:name="P8" style:parent-style-name="Sansinterligne" style:family="paragraph">
      <style:text-properties style:font-name="Courier New" style:font-name-asian="Times New Roman" style:font-name-complex="Courier New" fo:color="#000000" style:letter-kerning="false" fo:font-size="10pt" style:font-size-asian="10pt" style:font-size-complex="10pt" fo:language="en" fo:country="GB" style:language-asian="fr" style:country-asian="FR"/>
    </style:style>
    <style:style style:name="P9" style:parent-style-name="Sansinterligne" style:family="paragraph">
      <style:text-properties style:font-name="Courier New" style:font-name-asian="Times New Roman" style:font-name-complex="Courier New" fo:color="#000000" style:letter-kerning="false" fo:font-size="10pt" style:font-size-asian="10pt" style:font-size-complex="10pt" fo:language="en" fo:country="GB" style:language-asian="fr" style:country-asian="FR"/>
    </style:style>
    <style:style style:name="P10" style:parent-style-name="Sansinterligne" style:family="paragraph">
      <style:text-properties style:font-name="Courier New" style:font-name-asian="Times New Roman" style:font-name-complex="Courier New" fo:color="#000000" style:letter-kerning="false" fo:font-size="10pt" style:font-size-asian="10pt" style:font-size-complex="10pt" fo:language="en" fo:country="GB" style:language-asian="fr" style:country-asian="FR"/>
    </style:style>
    <style:style style:name="P11" style:parent-style-name="Sansinterligne" style:family="paragraph">
      <style:text-properties style:font-name="Courier New" style:font-name-asian="Times New Roman" style:font-name-complex="Courier New" fo:color="#000000" style:letter-kerning="false" fo:font-size="10pt" style:font-size-asian="10pt" style:font-size-complex="10pt" style:language-asian="fr" style:country-asian="FR"/>
    </style:style>
    <style:style style:name="P12" style:parent-style-name="Sansinterligne" style:family="paragraph">
      <style:text-properties style:font-name="Courier New" style:font-name-asian="Times New Roman" style:font-name-complex="Courier New" fo:color="#000000" style:letter-kerning="false" fo:font-size="10pt" style:font-size-asian="10pt" style:font-size-complex="10pt" style:language-asian="fr" style:country-asian="FR"/>
    </style:style>
    <style:style style:name="P13" style:parent-style-name="Sansinterligne" style:family="paragraph">
      <style:text-properties style:font-name-asian="Times New Roman" style:font-name-complex="Courier New" fo:color="#000000" style:letter-kerning="false" style:language-asian="fr" style:country-asian="FR"/>
    </style:style>
    <style:style style:name="P14" style:parent-style-name="Sansinterligne" style:family="paragraph">
      <style:text-properties style:font-name-asian="Times New Roman" style:font-name-complex="Courier New" fo:color="#EE0000" style:letter-kerning="false" style:language-asian="fr" style:country-asian="FR"/>
    </style:style>
    <style:style style:name="P15" style:parent-style-name="Sansinterligne" style:family="paragraph">
      <style:text-properties style:font-name-asian="Times New Roman" style:font-name-complex="Courier New" fo:color="#000000" style:letter-kerning="false" style:language-asian="fr" style:country-asian="FR"/>
    </style:style>
    <style:style style:name="P16" style:parent-style-name="Sansinterligne" style:family="paragraph">
      <style:text-properties style:font-name-asian="Times New Roman" style:font-name-complex="Courier New" fo:color="#000000" style:letter-kerning="false" style:language-asian="fr" style:country-asian="FR"/>
    </style:style>
    <style:style style:name="P17" style:parent-style-name="Sansinterligne" style:family="paragraph">
      <style:text-properties style:font-name-asian="Times New Roman" style:font-name-complex="Courier New" fo:color="#000000" style:letter-kerning="false" style:language-asian="fr" style:country-asian="FR"/>
    </style:style>
    <style:style style:name="P18" style:parent-style-name="Sansinterligne" style:family="paragraph">
      <style:text-properties style:font-name-asian="Times New Roman" style:font-name-complex="Courier New" fo:color="#000000" style:letter-kerning="false" style:language-asian="fr" style:country-asian="FR"/>
    </style:style>
    <style:style style:name="P19" style:parent-style-name="Sansinterligne" style:family="paragraph">
      <style:text-properties style:font-name-asian="Times New Roman" style:font-name-complex="Courier New" fo:color="#000000" style:letter-kerning="false" style:language-asian="fr" style:country-asian="FR"/>
    </style:style>
    <style:style style:name="P20" style:parent-style-name="Sansinterligne" style:family="paragraph">
      <style:text-properties style:font-name-asian="Times New Roman" style:font-name-complex="Courier New" fo:color="#000000" style:letter-kerning="false" style:language-asian="fr" style:country-asian="FR"/>
    </style:style>
  </office:automatic-styles>
  <office:body>
    <office:text text:use-soft-page-breaks="true">
      <text:p text:style-name="P1">Projet n°1</text:p>
      <text:p text:style-name="Normal">L’objectif de ce projet est d’identifier et de comparer la sévérité des arbitres lors des Coupes du monde 2018 et 2022, à partir du nombre de cartons distribués.</text:p>
      <text:p text:style-name="Normal">Pour commencer, je cherche des datasets.</text:p>
      <text:p text:style-name="Normal"><text:a xlink:href="https://github.com/statsbomb/open-data" office:target-frame-name="_top" xlink:show="replace"><text:span text:style-name="Lienhypertexte">https://github.com/statsbomb/open-data</text:span></text:a></text:p>
      <text:p text:style-name="Normal">Je télécharge en fichier zip, que j’extrais ensuite</text:p>
      <text:p text:style-name="Normal">Les fichiers étant en format JSON, j’ai du extraire et trier les données pour crée un fichier csv avec Python et regrouper les données importantes</text:p>
      <text:p text:style-name="Normal">Une fois les données importées dans une base SQL, j’ai effectués plusieurs requêtes afin d’obtenir une vue d’ensemble de l’arbitrage lors des Coupes du monde 2018 et 2022. Un filtrage temporel a été appliqué à l’aide de la fonction<text:s/><text:span text:style-name="T2">strftime</text:span>, et les matchs sans arbitre renseigné ont été exclus afin d’éviter toute incohérence dans les résultats.</text:p>
      <text:p text:style-name="Sansinterligne">Voici la requête finale :</text:p>
      <text:p text:style-name="Sansinterligne"/>
      <text:p text:style-name="P3">select referee as "Nom de l'arbitre", count(referee_id) as "Nombres de matchs", sum(total_cards) as "Nombres de cartons distribués",</text:p>
      <text:p text:style-name="P4">sum(yellow_cards) as "Cartons jaunes", sum(red_cards) as "Cartons rouges",</text:p>
      <text:p text:style-name="P5">sum(total_cards)/count(DISTINCT match_id) as "Cartons par matchs",</text:p>
      <text:p text:style-name="P6">Round((sum(yellow_cards)+(2*sum(red_cards)))/count(distinct match_id),2) as "Score disciplinaire"</text:p>
      <text:p text:style-name="P7">frOM projet1</text:p>
      <text:p text:style-name="P8">Where strftime("%Y", date) IN ("2018","2022")</text:p>
      <text:p text:style-name="P9">And referee is not NULL</text:p>
      <text:p text:style-name="P10">Group by referee</text:p>
      <text:p text:style-name="P11">Order by 6 Desc</text:p>
      <text:p text:style-name="P12"/>
      <text:p text:style-name="P13">Afin d’aller au-delà du simple comptage des cartons, un score disciplinaire a été construit.<text:line-break/>Cet indicateur attribue un poids de 1 aux cartons jaunes et un poids de 2 aux cartons rouges, rapportés au nombre de matchs arbitrés.</text:p>
      <text:p text:style-name="P14">Cet indicateur permet de comparer la sévérité des arbitres indépendamment du nombre de matchs arbitrés.</text:p>
      <text:p text:style-name="P15"/>
      <text:p text:style-name="P16">Les résultats de la requête finale ont ensuite été exportés vers Excel pour aider à la visualisation et à l’analyse des résultats.</text:p>
      <text:p text:style-name="P17">Des tableaux croisés dynamiques et des graphiques ont permis de comparer la position du score disciplinaire de chaque arbitre par rapport à la moyenne du tournoi, ainsi que d’identifier les arbitres les plus sévères et les plus permissifs.</text:p>
      <text:p text:style-name="P18"/>
      <text:p text:style-name="P19">Cette analyse repose uniquement sur le nombre de cartons distribués et ne prend pas en compte le contexte des matchs (importance de la rencontre, style de jeu, intensité), ce qui constitue une limite de l’étude.</text:p>
      <text:p text:style-name="P20"/>
      <text:p text:style-name="Sansinterlign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Textbody" style:display-name="Text body" style:family="paragraph" style:parent-style-name="Standard">
      <style:paragraph-properties fo:margin-bottom="0.1965in"/>
      <style:text-properties fo:hyphenate="true"/>
    </style:style>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udric Masse</meta:initial-creator>
    <dc:creator>Audric Masse</dc:creator>
    <meta:creation-date>2026-01-05T10:50:00Z</meta:creation-date>
    <dc:date>2026-01-05T17:39:00Z</dc:date>
    <meta:template xlink:href="Normal.dotm" xlink:type="simple"/>
    <meta:editing-cycles>5</meta:editing-cycles>
    <meta:editing-duration>PT1740S</meta:editing-duration>
    <meta:document-statistic meta:page-count="2" meta:paragraph-count="4" meta:word-count="352" meta:character-count="2287" meta:row-count="16" meta:non-whitespace-character-count="1939"/>
  </office:meta>
</office:document-meta>
</file>